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75c1" officeooo:paragraph-rsid="001375c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/>
      <text:p text:style-name="Standard">int main()</text:p>
      <text:p text:style-name="Standard"/>
      <text:p text:style-name="Standard">{</text:p>
      <text:p text:style-name="Standard"/>
      <text:p text:style-name="Standard"><text:s text:c="3"/>int a[100], n, element, pos=0;</text:p>
      <text:p text:style-name="Standard"/>
      <text:p text:style-name="Standard"><text:s text:c="3"/>int i;</text:p>
      <text:p text:style-name="Standard"/>
      <text:p text:style-name="Standard"><text:s text:c="3"/>printf("Enter array size [1-100]: ");</text:p>
      <text:p text:style-name="Standard"/>
      <text:p text:style-name="Standard"><text:s text:c="3"/>scanf("%d", &amp;n);</text:p>
      <text:p text:style-name="Standard"/>
      <text:p text:style-name="Standard"><text:s text:c="3"/>printf("Enter array elements: ");</text:p>
      <text:p text:style-name="Standard"/>
      <text:p text:style-name="Standard"><text:s text:c="3"/>for(i=0; i&lt;n; i++)</text:p>
      <text:p text:style-name="Standard"><text:s text:c="3"/></text:p>
      <text:p text:style-name="Standard"><text:s text:c="3"/>scanf("%d", &amp;a[i]);</text:p>
      <text:p text:style-name="Standard"/>
      <text:p text:style-name="Standard"><text:s text:c="3"/>printf("Enter element to search: ");</text:p>
      <text:p text:style-name="Standard"/>
      <text:p text:style-name="Standard"><text:s text:c="3"/>scanf("%d",&amp;element);</text:p>
      <text:p text:style-name="Standard"/>
      <text:p text:style-name="Standard"><text:s text:c="3"/>for(i=0; i&lt;n; i++)</text:p>
      <text:p text:style-name="Standard"/>
      <text:p text:style-name="Standard"><text:s text:c="3"/>{</text:p>
      <text:p text:style-name="Standard"/>
      <text:p text:style-name="Standard"><text:s text:c="5"/>if(a[i]==element)</text:p>
      <text:p text:style-name="Standard"/>
      <text:p text:style-name="Standard"><text:s text:c="5"/>{</text:p>
      <text:p text:style-name="Standard"/>
      <text:p text:style-name="Standard"><text:s text:c="7"/>printf("%d found at position %d", element, i+1);</text:p>
      <text:p text:style-name="Standard"/>
      <text:p text:style-name="Standard"><text:s text:c="7"/>return 0;</text:p>
      <text:p text:style-name="Standard"/>
      <text:p text:style-name="Standard"><text:s text:c="5"/>}</text:p>
      <text:p text:style-name="Standard"/>
      <text:p text:style-name="Standard"><text:s text:c="3"/>}</text:p>
      <text:p text:style-name="Standard"/>
      <text:p text:style-name="Standard"><text:s text:c="3"/>printf("%d not found.", element);</text:p>
      <text:p text:style-name="Standard"/>
      <text:p text:style-name="Standard"><text:s text:c="3"/>return 0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Output :</text:p>
      <text:p text:style-name="P1"/>
      <text:p text:style-name="P1"/>
      <text:p text:style-name="P1">Enter array size [1-100]: 10</text:p>
      <text:p text:style-name="P1">Enter array elements: 22</text:p>
      <text:p text:style-name="P1">12</text:p>
      <text:p text:style-name="P1">44</text:p>
      <text:p text:style-name="P1">30</text:p>
      <text:p text:style-name="P1">5</text:p>
      <text:p text:style-name="P1">2</text:p>
      <text:p text:style-name="P1">8</text:p>
      <text:p text:style-name="P1">88</text:p>
      <text:p text:style-name="P1">559</text:p>
      <text:p text:style-name="P1">334</text:p>
      <text:p text:style-name="P1">Enter element to search: 88</text:p>
      <text:p text:style-name="P1">88 found at position 8</text:p>
      <text:p text:style-name="P1"/>
      <text:p text:style-name="P1"/>
      <text:p text:style-name="P1"/>
      <text:p text:style-name="P1"/>
      <text:p text:style-name="P1">Enter array size [1-100]: 5</text:p>
      <text:p text:style-name="P1">Enter array elements: 11</text:p>
      <text:p text:style-name="P1">22</text:p>
      <text:p text:style-name="P1">33</text:p>
      <text:p text:style-name="P1">444</text:p>
      <text:p text:style-name="P1">57</text:p>
      <text:p text:style-name="P1">Enter element to search: 888</text:p>
      <text:p text:style-name="P1">888 not found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1:45:43.711049541</meta:creation-date>
    <dc:date>2022-09-16T12:31:25.682656938</dc:date>
    <meta:editing-duration>PT1M2S</meta:editing-duration>
    <meta:editing-cycles>1</meta:editing-cycles>
    <meta:document-statistic meta:table-count="0" meta:image-count="0" meta:object-count="0" meta:page-count="2" meta:paragraph-count="46" meta:word-count="108" meta:character-count="685" meta:non-whitespace-character-count="548"/>
    <meta:generator>LibreOffice/6.4.7.2$Linux_X86_64 LibreOffice_project/40$Build-2</meta:generator>
  </office:meta>
</office:document-meta>
</file>